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 main_NVM(void)</text:p>
      <text:p text:style-name="P1">{</text:p>
      <text:p text:style-name="P1">#if READ_NVM</text:p>
      <text:p text:style-name="P1"><text:s text:c="4"/>{</text:p>
      <text:p text:style-name="P1"><text:s text:c="8"/>unsigned char NVM_Sectors[5][8] = {0, 0};</text:p>
      <text:p text:style-name="P1"><text:s text:c="8"/>status = nvm_read( &amp;NVM_Sectors[0][0], sizeof(NVM_Sectors) );</text:p>
      <text:p text:style-name="P1"><text:s text:c="8"/>if(status != 0) //Error</text:p>
      <text:p text:style-name="P1"><text:s text:c="8"/>{</text:p>
      <text:p text:style-name="P1"><text:s text:c="12"/>printf("Error NVM read\r\n");</text:p>
      <text:p text:style-name="P1"><text:s text:c="12"/>return -1;</text:p>
      <text:p text:style-name="P1"><text:s text:c="8"/>}</text:p>
      <text:p text:style-name="P1"><text:s text:c="4"/>}</text:p>
      <text:p text:style-name="P1">#endif //READ_NVM</text:p>
      <text:p text:style-name="P1">#if FLASH_NVM</text:p>
      <text:p text:style-name="P1"><text:s text:c="4"/>{</text:p>
      <text:p text:style-name="P1"><text:s text:c="8"/>uint8_t Buffer;</text:p>
      <text:p text:style-name="P1"><text:s text:c="8"/>status = I2C_Read_USB_PD(0,DEVICE_ID, &amp;Buffer, 1); <text:s text:c="4"/>//ID=0x21 for STUSB4500</text:p>
      <text:p text:style-name="P1"><text:s text:c="8"/>if(status != 0) <text:s/>{ printf("Error I2C \r\n"); return -1;}</text:p>
      <text:p text:style-name="P1"><text:s text:c="8"/>if(Buffer &amp; ID_Reg &gt;= CUT)</text:p>
      <text:p text:style-name="P1"><text:s text:c="8"/>{</text:p>
      <text:p text:style-name="P1"><text:s text:c="12"/>status = nvm_flash();</text:p>
      <text:p text:style-name="P1"><text:s text:c="12"/>if ( status != 0)</text:p>
      <text:p text:style-name="P1"><text:s text:c="16"/>printf("STUSB Flashing Failed \r\n"); // Port 0 mean I2C1 For I2C2 change to Port 1</text:p>
      <text:p text:style-name="P1"><text:s text:c="12"/>else</text:p>
      <text:p text:style-name="P1"><text:s text:c="16"/>printf("STUSB Flashing OK\r\n");</text:p>
      <text:p text:style-name="P1"><text:s text:c="8"/>}</text:p>
      <text:p text:style-name="P1"><text:s text:c="8"/>else <text:s/>printf("STUSB Flashing Not done : Bad version\r\n");</text:p>
      <text:p text:style-name="P1"><text:s text:c="4"/>}</text:p>
      <text:p text:style-name="P1">#endif //FLASH_NVM</text:p>
      <text:p text:style-name="P1">#if VERIFY_NVM</text:p>
      <text:p text:style-name="P1"><text:s text:c="4"/>{</text:p>
      <text:p text:style-name="P1"><text:s text:c="8"/>uint8_t Verification_Sector[8];</text:p>
      <text:p text:style-name="P1"><text:s text:c="8"/>uint8_t Sector40[5][8];</text:p>
      <text:p text:style-name="P1"><text:s text:c="8"/>extern uint8_t Sector0[8];</text:p>
      <text:p text:style-name="P1"><text:s text:c="8"/>extern uint8_t Sector1[8];</text:p>
      <text:p text:style-name="P1"><text:s text:c="8"/>extern uint8_t Sector2[8];</text:p>
      <text:p text:style-name="P1"><text:s text:c="8"/>extern uint8_t Sector3[8];</text:p>
      <text:p text:style-name="P1"><text:s text:c="8"/>extern uint8_t Sector4[8];</text:p>
      <text:p text:style-name="P1"><text:s text:c="8"/>for(int i=0; i&lt;8; i++) //copy sectors to 40byte array</text:p>
      <text:p text:style-name="P1"><text:s text:c="8"/>{</text:p>
      <text:p text:style-name="P1"><text:s text:c="12"/>Sector40[0][i] = Sector0[i];</text:p>
      <text:p text:style-name="P1"><text:s text:c="12"/>Sector40[1][i] = Sector1[i];</text:p>
      <text:p text:style-name="P1"><text:s text:c="12"/>Sector40[2][i] = Sector2[i];</text:p>
      <text:p text:style-name="P1"><text:s text:c="12"/>Sector40[3][i] = Sector3[i];</text:p>
      <text:p text:style-name="P1"><text:s text:c="12"/>Sector40[4][i] = Sector4[i];</text:p>
      <text:p text:style-name="P1"><text:s text:c="8"/>}</text:p>
      <text:p text:style-name="P1"><text:s text:c="8"/>if (CUST_EnterReadMode(0) == 0 ) //OK</text:p>
      <text:p text:style-name="P1"><text:s text:c="8"/>{</text:p>
      <text:p text:style-name="P1"><text:s text:c="12"/>for(int bk=0; bk&lt;5; bk++)</text:p>
      <text:p text:style-name="P1"><text:s text:c="12"/>{</text:p>
      <text:p text:style-name="P1"><text:s text:c="16"/>if (CUST_ReadSector(0,bk, &amp;Verification_Sector[0]) ==0)</text:p>
      <text:p text:style-name="P1"><text:s text:c="16"/>{</text:p>
      <text:p text:style-name="P1"><text:s text:c="20"/>if ( <text:s/>*(uint64_t *) Verification_Sector != *(uint64_t *) (Sector40[bk]) <text:s text:c="2"/>)</text:p>
      <text:p text:style-name="P1"><text:s text:c="20"/>{</text:p>
      <text:p text:style-name="P1"><text:s text:c="24"/>for ( int j = 0 ;j &lt; 8 ; j++)</text:p>
      <text:p text:style-name="P1"><text:s text:c="24"/>{</text:p>
      <text:p text:style-name="P1"><text:s text:c="28"/>if ( <text:s/>Verification_Sector[j] != Sector40[bk][j])</text:p>
      <text:p text:style-name="P1"><text:s text:c="32"/>printf("NVM verification issue byte %i bank %i \r\n", j, bk);</text:p>
      <text:p text:style-name="P1"><text:s text:c="24"/>}</text:p>
      <text:p text:style-name="P1"><text:s text:c="20"/>}</text:p>
      <text:p text:style-name="P1"><text:s text:c="20"/>else <text:s text:c="2"/>printf("NVM verification bank %i : OK \r\n", bk);</text:p>
      <text:p text:style-name="P1"><text:s text:c="16"/>}</text:p>
      <text:p text:style-name="P1"><text:s text:c="16"/>else <text:s/>printf("NVM read bank %i : failed \r\n", bk);</text:p>
      <text:p text:style-name="P1"><text:s text:c="12"/>}</text:p>
      <text:p text:style-name="P1"><text:s text:c="8"/>}</text:p>
      <text:p text:style-name="P1"><text:s text:c="8"/>else <text:s/>printf("NVM read initialization: failed \r\n");</text:p>
      <text:p text:style-name="P1"><text:s text:c="4"/>}</text:p>
      <text:p text:style-name="P1">#endif //VERIFY_NVM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7T11:06:17.298362204</dc:date>
    <meta:editing-duration>PT55S</meta:editing-duration>
    <meta:editing-cycles>1</meta:editing-cycles>
    <meta:document-statistic meta:table-count="0" meta:image-count="0" meta:object-count="0" meta:page-count="1" meta:paragraph-count="69" meta:word-count="235" meta:character-count="2252" meta:non-whitespace-character-count="1376"/>
    <meta:generator>LibreOffice/7.0.4.2$Linux_X86_64 LibreOffice_project/00$Build-2</meta:generator>
  </office:meta>
</office:document-meta>
</file>